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Tlwg Typist"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lwg Typist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BD – TP2</text:p>
      <text:p text:style-name="Standard"/>
      <text:p text:style-name="Standard">Pedro Araujo Pires</text:p>
      <text:p text:style-name="Standard">Pedro Henrique Doffemond Costa</text:p>
      <text:p text:style-name="Standard"/>
      <text:p text:style-name="Standard"/>
      <text:p text:style-name="Standard"/>
      <text:p text:style-name="Standard"/>
      <text:p text:style-name="Standard"/>
      <text:p text:style-name="P1">Queries</text:p>
      <text:p text:style-name="P2"/>
      <text:p text:style-name="P2">Query para buscar livro pelo título:</text:p>
      <text:p text:style-name="P4">SELECT `books`.* FROM `books` WHERE `books`.`titulo` = 'asdf'</text:p>
      <text:p text:style-name="P2"/>
      <text:p text:style-name="P2">Query para buscar livro por ISBN:</text:p>
      <text:p text:style-name="P4">SELECT `books`.* FROM `books` WHERE `books`.`ISBN` = 'asdf'</text:p>
      <text:p text:style-name="P2"/>
      <text:p text:style-name="P2"/>
      <text:p text:style-name="P2">Query para buscar livro por preço:</text:p>
      <text:p text:style-name="P4">SELECT `books`.* FROM `books` WHERE `books`.`price` = 1.0</text:p>
      <text:p text:style-name="P2"/>
      <text:p text:style-name="P2"/>
      <text:p text:style-name="P2">Query para buscar livro pela data de lançamento</text:p>
      <text:p text:style-name="P4">SELECT `books`.* FROM `books` INNER JOIN `additional_infos` ON `additional_infos`.`book_id` = `books`.`id` WHERE (additional_infos.release_date = '2012-06-27')</text:p>
      <text:p text:style-name="P2"/>
      <text:p text:style-name="P2"/>
      <text:p text:style-name="P2">Query para buscar livro por gênero:</text:p>
      <text:p text:style-name="P4">SELECT `books`.* FROM `books` WHERE `books`.`genre_id` = (SELECT `genres`.id FROM `genres` WHERE `genres`.`name` = 'Drama' LIMIT 1 )</text:p>
      <text:p text:style-name="P2"/>
      <text:p text:style-name="P2"/>
      <text:p text:style-name="P2">Query para buscar pessoas que participaram de um livro:</text:p>
      <text:p text:style-name="P4">SELECT `people`.* FROM `people` INNER JOIN `authorships` ON `people`.`id` = `authorships`.`person_id` WHERE `authorships`.`book_id` = 1</text:p>
      <text:p text:style-name="P2"/>
      <text:p text:style-name="P2"/>
      <text:p text:style-name="P2">Query para buscar cidade de uma pessoa</text:p>
      <text:p text:style-name="P4">SELECT `cities`.* FROM `cities` WHERE `cities`.`id` = 1 LIMIT 1</text:p>
      <text:p text:style-name="P2"/>
      <text:p text:style-name="P2">Query para buscar país de uma pessoa</text:p>
      <text:p text:style-name="P2"><text:span text:style-name="T2">SELECT `countries`.* FROM `countries` INNER JOIN `cities` ON `countries`.`id` = `cities`.`country_id` WHERE `cities`.`id` = 1 LIMIT 1</text:span> </text:p>
      <text:p text:style-name="P2"><text:soft-page-break/></text:p>
      <text:p text:style-name="P2"/>
      <text:p text:style-name="P2"/>
      <text:p text:style-name="P2">Query para buscar pessoas a partir do nome</text:p>
      <text:p text:style-name="P4">SELECT `people`.* FROM `people` WHERE `people`.`name` = 'asdf'</text:p>
      <text:p text:style-name="P2"/>
      <text:p text:style-name="P2"/>
      <text:p text:style-name="P2"/>
      <text:p text:style-name="P2">Query para buscar pessoas a partir do título de um livro:</text:p>
      <text:p text:style-name="P4">SELECT `people`.* FROM `people`, `books` INNER JOIN `authorships` ON `people`.`id` = `authorships`.`person_id` WHERE `authorships`.`book_id` = (Select id frombooks where titulo = 'asdf')</text:p>
      <text:p text:style-name="P2"/>
      <text:p text:style-name="P2"/>
      <text:p text:style-name="P2">Query para buscar informações adicionais dos livros (trechos, notas, prêmios...)</text:p>
      <text:p text:style-name="P4">SELECT `additional_infos`.* FROM `additional_infos` WHERE `additional_infos`.`book_id` = 1 LIMIT 1</text:p>
      <text:p text:style-name="P2"/>
      <text:p text:style-name="P2"/>
      <text:p text:style-name="P2">Query para buscar informações sobre compras (pela livraria) de livros</text:p>
      <text:p text:style-name="P4">SELECT `purchases`.* FROM `purchases` WHERE `purchases`.`book_id` = 1</text:p>
      <text:p text:style-name="P2"/>
      <text:p text:style-name="P2"/>
      <text:p text:style-name="P2"/>
      <text:p text:style-name="P2">Query para buscar informações sobre vendas de livros</text:p>
      <text:p text:style-name="P4">SELECT `sells`.* FROM `sells` WHERE `sells`.`book_id` = 1</text:p>
      <text:p text:style-name="P2"/>
      <text:p text:style-name="P2"/>
      <text:p text:style-name="P2"/>
      <text:p text:style-name="P2"/>
      <text:p text:style-name="P1">Avaliação da dupla:</text:p>
      <text:p text:style-name="P1"><text:span text:style-name="T1"/></text:p>
      <text:p text:style-name="P1"><text:span text:style-name="T3">Pedro Araujo Pires</text:span></text:p>
      <text:p text:style-name="P1"><text:span text:style-name="T1"><text:tab/>O Pedro Henrique não possuía muita experiência com SQL, e por isso teve um pouco mais de dificuldade no desenvolvimento do TP. Porém, essa dificuldade foi superada, de forma que o desenvolvimento do trabalho foi de grande aprendizado para ele.</text:span></text:p>
      <text:p text:style-name="P1"><text:span text:style-name="T1"/></text:p>
      <text:p text:style-name="P1"><text:span text:style-name="T3">Pedro Henrique Doffemond Costa</text:span></text:p>
      <text:p text:style-name="P1"><text:span text:style-name="T1"><text:tab/>O Pedro Araújo demonstrou bastante facilidade para lidar com SQL, pois já trabalhou nessa área. Participou ativamente do trabalho, inclusive me ajudando a entender alguns conceitos e maneiras mais eficientes de fazer as consul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6-27T10:21:37</meta:creation-date>
    <dc:date>2012-06-27T19:04:50</dc:date>
    <dc:creator>Pedro Pires</dc:creator>
    <meta:editing-duration>PT02H03M01S</meta:editing-duration>
    <meta:editing-cycles>19</meta:editing-cycles>
    <meta:generator>OpenOffice.org/3.2$Linux OpenOffice.org_project/320m12$Build-9483</meta:generator>
    <meta:document-statistic meta:table-count="0" meta:image-count="0" meta:object-count="0" meta:page-count="2" meta:paragraph-count="35" meta:word-count="352" meta:character-count="2492"/>
  </office:meta>
</office:document-meta>
</file>